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3" table:number-rows-repeated="3">
          <table:table-cell table:number-columns-repeated="4"/>
        </table:table-row>
        <table:table-row table:style-name="ro3">
          <table:table-cell table:style-name="ce1"/>
          <table:table-cell table:number-columns-repeated="3"/>
        </table:table-row>
        <table:table-row table:style-name="ro3">
          <table:table-cell office:value-type="string">
            <text:p>CYCLES</text:p>
          </table:table-cell>
          <table:table-cell office:value-type="string">
            <text:p>FLOPS</text:p>
          </table:table-cell>
          <table:table-cell office:value-type="string">
            <text:p>IOPS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69.12">
            <text:p>69.12</text:p>
          </table:table-cell>
          <table:table-cell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230.636364">
            <text:p>230.636364</text:p>
          </table:table-cell>
          <table:table-cell office:value-type="float" office:value="235.39">
            <text:p>235.39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06.33">
            <text:p>106.33</text:p>
          </table:table-cell>
          <table:table-cell office:value-type="float" office:value="110.33">
            <text:p>110.33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38.24">
            <text:p>138.24</text:p>
          </table:table-cell>
          <table:table-cell office:value-type="float" office:value="148.57">
            <text:p>148.57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72.8">
            <text:p>172.8</text:p>
          </table:table-cell>
          <table:table-cell office:value-type="float" office:value="185.56">
            <text:p>185.5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15,3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3">
          <table:table-cell office:value-type="string">
            <text:p>MEMORY</text:p>
          </table:table-cell>
          <table:table-cell office:value-type="string">
            <text:p>Throughput</text:p>
          </table:table-cell>
          <table:table-cell table:number-columns-repeated="2"/>
        </table:table-row>
        <table:table-row table:style-name="ro3">
          <table:table-cell office:value-type="string">
            <text:p>2GB</text:p>
          </table:table-cell>
          <table:table-cell office:value-type="float" office:value="0.20776">
            <text:p>0.2077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GB</text:p>
          </table:table-cell>
          <table:table-cell office:value-type="float" office:value="3.76">
            <text:p>3.76</text:p>
          </table:table-cell>
          <table:table-cell office:value-type="string">
            <text:p>1024*1024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<text:s/>0.000020 sec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09-23T00:01:18</meta:creation-date>
    <dc:date>2014-09-23T09:26:07</dc:date>
    <dc:creator>Sandeep </dc:creator>
    <meta:editing-duration>PT1H9M48S</meta:editing-duration>
    <meta:editing-cycles>16</meta:editing-cycles>
    <meta:generator>LibreOffice/3.5$Linux_X86_64 LibreOffice_project/350m1$Build-2</meta:generator>
    <meta:document-statistic meta:table-count="3" meta:cell-count="31" meta:object-count="0"/>
  </office:meta>
</office:document-meta>
</file>